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e0b" officeooo:paragraph-rsid="0011fe0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 29 sept 2022</text:p>
      <text:p text:style-name="P1"/>
      <text:p text:style-name="P1">random list to begin of things I’ve learned<text:line-break/><text:line-break/>- completed HTML and CSS course; openclassrooms</text:p>
      <text:p text:style-name="P1"/>
      <text:p text:style-name="P1">Created 1<text:span text:style-name="T1">st</text:span> Website – Bibliotheque: My imaginary friend, Lucy, who loves books as much as I do wanted a website to showcase her books – includes info about books and info about the authors.</text:p>
      <text:p text:style-name="P1"/>
      <text:p text:style-name="P1">- welcome page (index) has links to Books page, Authors page; and Ratings page</text:p>
      <text:p text:style-name="P1">- Books lists all the books and info – title, author, publication date, synopsis, pages and price</text:p>
      <text:p text:style-name="P1">- Authors lists author: first name, last name, DOB; death, bio, types of books</text:p>
      <text:p text:style-name="P1">- Ratings Page – 1 to 5 stars ; make so can rate a book</text:p>
      <text:p text:style-name="P1"/>
      <text:p text:style-name="P1">Next step eventually - </text:p>
      <text:p text:style-name="P1">make so visitors can choose star rating; enter.. show total counter of people who have chosen each star rating? </text:p>
      <text:p text:style-name="P1">.. or sql – avg star rating per book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1:42:38.234418210</meta:creation-date>
    <dc:date>2022-09-29T11:52:51.595804120</dc:date>
    <meta:editing-duration>PT3S</meta:editing-duration>
    <meta:editing-cycles>1</meta:editing-cycles>
    <meta:document-statistic meta:table-count="0" meta:image-count="0" meta:object-count="0" meta:page-count="1" meta:paragraph-count="10" meta:word-count="140" meta:character-count="778" meta:non-whitespace-character-count="640"/>
    <meta:generator>LibreOffice/6.4.7.2$Linux_X86_64 LibreOffice_project/40$Build-2</meta:generator>
  </office:meta>
</office:document-meta>
</file>